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weight="bold" officeooo:rsid="000e09fb" officeooo:paragraph-rsid="000e09f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ourier New" fo:font-size="11pt" fo:font-weight="bold" officeooo:rsid="000e09fb" officeooo:paragraph-rsid="000f46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ourier New" fo:font-size="11pt" fo:font-weight="bold" officeooo:rsid="000e09fb" officeooo:paragraph-rsid="000d0a6f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ourier New" fo:font-size="11pt" fo:font-weight="bold" officeooo:rsid="000e09fb" officeooo:paragraph-rsid="0046b9b0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ourier New" fo:font-size="11pt" fo:font-weight="bold" officeooo:rsid="001a3c58" officeooo:paragraph-rsid="0045581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ourier New" fo:font-size="11pt" fo:font-weight="bold" officeooo:rsid="001b85d0" officeooo:paragraph-rsid="00317fee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ourier New" fo:font-size="11pt" fo:font-weight="bold" officeooo:rsid="001b85d0" officeooo:paragraph-rsid="002f2d7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ourier New" fo:font-size="11pt" fo:font-weight="bold" officeooo:rsid="001b85d0" officeooo:paragraph-rsid="001b85d0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ourier New" fo:font-size="11pt" fo:font-weight="bold" officeooo:rsid="001a3c58" officeooo:paragraph-rsid="0048abb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weight="bold" officeooo:rsid="001a3c58" officeooo:paragraph-rsid="004cac64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ourier New" fo:font-size="11pt" fo:font-weight="bold" officeooo:rsid="000e09fb" officeooo:paragraph-rsid="000e09fb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DejaVu Sans" fo:font-size="11pt" fo:font-weight="normal" officeooo:rsid="003a8d1c" officeooo:paragraph-rsid="004928b8" style:font-size-asian="11pt" style:font-weight-asian="normal" style:font-size-complex="11pt" style:font-weight-complex="normal"/>
    </style:style>
    <style:style style:name="T1" style:family="text">
      <style:text-properties officeooo:rsid="003b11ed"/>
    </style:style>
    <style:style style:name="T2" style:family="text">
      <style:text-properties officeooo:rsid="001d7196"/>
    </style:style>
    <style:style style:name="T3" style:family="text">
      <style:text-properties officeooo:rsid="001e8a30"/>
    </style:style>
    <style:style style:name="T4" style:family="text">
      <style:text-properties officeooo:rsid="001f0704"/>
    </style:style>
    <style:style style:name="T5" style:family="text">
      <style:text-properties officeooo:rsid="00218304"/>
    </style:style>
    <style:style style:name="T6" style:family="text">
      <style:text-properties officeooo:rsid="0021b89c"/>
    </style:style>
    <style:style style:name="T7" style:family="text">
      <style:text-properties officeooo:rsid="00243a57"/>
    </style:style>
    <style:style style:name="T8" style:family="text">
      <style:text-properties officeooo:rsid="0024650f"/>
    </style:style>
    <style:style style:name="T9" style:family="text">
      <style:text-properties officeooo:rsid="002779db"/>
    </style:style>
    <style:style style:name="T10" style:family="text">
      <style:text-properties officeooo:rsid="00294c58"/>
    </style:style>
    <style:style style:name="T11" style:family="text">
      <style:text-properties officeooo:rsid="002e0b71"/>
    </style:style>
    <style:style style:name="T12" style:family="text">
      <style:text-properties officeooo:rsid="002e5f98"/>
    </style:style>
    <style:style style:name="T13" style:family="text">
      <style:text-properties officeooo:rsid="002ee4cd"/>
    </style:style>
    <style:style style:name="T14" style:family="text">
      <style:text-properties officeooo:rsid="002f2d7d"/>
    </style:style>
    <style:style style:name="T15" style:family="text">
      <style:text-properties officeooo:rsid="003362e5"/>
    </style:style>
    <style:style style:name="T16" style:family="text">
      <style:text-properties officeooo:rsid="00340099"/>
    </style:style>
    <style:style style:name="T17" style:family="text">
      <style:text-properties officeooo:rsid="0036c467"/>
    </style:style>
    <style:style style:name="T18" style:family="text">
      <style:text-properties officeooo:rsid="0040eb41"/>
    </style:style>
    <style:style style:name="T19" style:family="text">
      <style:text-properties fo:font-size="22pt" fo:font-style="italic" officeooo:rsid="000d0a6f" style:font-size-asian="22pt" style:font-style-asian="italic" style:font-size-complex="22pt" style:font-style-complex="italic"/>
    </style:style>
    <style:style style:name="T20" style:family="text">
      <style:text-properties fo:font-size="22pt" fo:font-style="italic" officeooo:rsid="004ade19" style:font-size-asian="22pt" style:font-style-asian="italic" style:font-size-complex="22pt" style:font-style-complex="italic"/>
    </style:style>
    <style:style style:name="T21" style:family="text">
      <style:text-properties fo:font-size="22pt" fo:font-style="normal" officeooo:rsid="000d0a6f" style:font-size-asian="22pt" style:font-style-asian="normal" style:font-size-complex="22pt" style:font-style-complex="normal"/>
    </style:style>
    <style:style style:name="T22" style:family="text">
      <style:text-properties fo:font-size="22pt" fo:font-style="normal" officeooo:rsid="004ade19" style:font-size-asian="22pt" style:font-style-asian="normal" style:font-size-complex="22pt" style:font-style-complex="normal"/>
    </style:style>
    <style:style style:name="T23" style:family="text">
      <style:text-properties fo:font-size="22pt" fo:font-style="normal" fo:font-weight="normal" officeooo:rsid="000d0a6f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2pt" fo:font-style="normal" fo:font-weight="normal" officeooo:rsid="004ade19" style:font-size-asian="22pt" style:font-style-asian="normal" style:font-weight-asian="normal" style:font-size-complex="2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12"/><text:span text:style-name="T24">programski jezik </text:span><text:span text:style-name="T19">miniC</text:span></text:p>
      <text:p text:style-name="P10"><text:span text:style-name="T19"/></text:p>
      <text:p text:style-name="P9"/>
      <text:p text:style-name="P9"><text:s text:c="13"/>_letter ::= "a"|"A"|"b"|"B"|"c"|"C"|"d"|"D"|"e"|"E"</text:p>
      <text:p text:style-name="P5"><text:s text:c="24"/>|"f"|"F"|"g"|"G"|"h"|"H"|"i"|"I"|"j"|"J"</text:p>
      <text:p text:style-name="P5"><text:s text:c="24"/>|"k"|"K"|"l"|"L"|"m"|"M"|"n"|"N"|"o"|"O"</text:p>
      <text:p text:style-name="P5"><text:s text:c="24"/>|"p"|"P"|"q"|"Q"|"r"|"R"|"s"|"S"|"t"|"T"</text:p>
      <text:p text:style-name="P5"><text:s text:c="24"/>|"u"|"U"|"v"|"V"|"w"|"W"|"x"|"X"|"y"|"Y"</text:p>
      <text:p text:style-name="P5"><text:s text:c="24"/>|"z"|"Z"</text:p>
      <text:p text:style-name="P8"><text:s text:c="14"/>_digit ::= "0"|"1"|"2"|"3"|"4"|"5"|"6"|"7"|"8"|"9"</text:p>
      <text:p text:style-name="P8"><text:s text:c="9"/>_identifier ::= _letter ( _letter | _digit )*</text:p>
      <text:p text:style-name="P8"><text:s text:c="8"/>_int_literal ::= _digit +</text:p>
      <text:p text:style-name="P8"><text:s text:c="7"/>_uint_literal ::= _digit + ( "u" | "U" )</text:p>
      <text:p text:style-name="P7"><text:s text:c="8"/>_<text:span text:style-name="T14">ar</text:span>_<text:span text:style-name="T14">operator</text:span> ::= "<text:span text:style-name="T14">+</text:span>" | "-"</text:p>
      <text:p text:style-name="P6"><text:s text:c="7"/>_<text:span text:style-name="T14">rel</text:span>_<text:span text:style-name="T14">operator</text:span> ::= "<text:span text:style-name="T15">==</text:span>" | "<text:span text:style-name="T16">&lt;</text:span>"</text:p>
      <text:p text:style-name="P3"/>
      <text:p text:style-name="P3"/>
      <text:p text:style-name="P1"><text:s text:c="13"/>program ::= function_list </text:p>
      <text:p text:style-name="P1"><text:s text:c="7"/>function_list ::= function </text:p>
      <text:p text:style-name="P1"><text:s text:c="23"/>| function_list function </text:p>
      <text:p text:style-name="P1"><text:s text:c="12"/>function ::= type _<text:span text:style-name="T3">identifier</text:span> “<text:span text:style-name="T2">(</text:span>” parameter “<text:span text:style-name="T2">)</text:span>” body </text:p>
      <text:p text:style-name="P4"><text:s text:c="16"/>type ::= “<text:span text:style-name="T2">int”</text:span></text:p>
      <text:p text:style-name="P4"><text:s text:c="23"/><text:span text:style-name="T2">| “unsigned”</text:span></text:p>
      <text:p text:style-name="P4"><text:s text:c="11"/>parameter ::= </text:p>
      <text:p text:style-name="P1"><text:s text:c="23"/>| type _<text:span text:style-name="T3">identifier</text:span> </text:p>
      <text:p text:style-name="P1"><text:s text:c="16"/>body ::= “<text:span text:style-name="T3">{</text:span>” variable_list statement_list “<text:span text:style-name="T3">}</text:span>” </text:p>
      <text:p text:style-name="P1"><text:s text:c="7"/>variable_list ::= </text:p>
      <text:p text:style-name="P1"><text:s text:c="23"/>| variable_list variable </text:p>
      <text:p text:style-name="P1"><text:s text:c="12"/>variable ::= type _<text:span text:style-name="T3">identifier</text:span> “;” </text:p>
      <text:p text:style-name="P1"><text:s text:c="6"/>statement_list ::= </text:p>
      <text:p text:style-name="P1"><text:s text:c="23"/>| statement_list statement </text:p>
      <text:p text:style-name="P1"><text:s text:c="11"/>statement ::= compound_statement </text:p>
      <text:p text:style-name="P1"><text:s text:c="23"/>| assignment_statement </text:p>
      <text:p text:style-name="P1"><text:s text:c="23"/>| if_statement </text:p>
      <text:p text:style-name="P1"><text:s text:c="23"/>| return_statement </text:p>
      <text:p text:style-name="P1"><text:s text:c="2"/>compound_statement ::= “<text:span text:style-name="T4">{</text:span>” statement_list “<text:span text:style-name="T4">}</text:span>” </text:p>
      <text:p text:style-name="P1">assignment_statement ::= _<text:span text:style-name="T4">identifier</text:span> “<text:span text:style-name="T4">=</text:span>” num_exp “;” </text:p>
      <text:p text:style-name="P1"><text:s text:c="13"/>num_exp ::= exp </text:p>
      <text:p text:style-name="P1"><text:s text:c="23"/>| num_exp _<text:span text:style-name="T13">ar_operator</text:span> exp</text:p>
      <text:p text:style-name="P1"><text:s text:c="17"/>exp ::= literal </text:p>
      <text:p text:style-name="P1"><text:s text:c="23"/>| _<text:span text:style-name="T6">identifier</text:span></text:p>
      <text:p text:style-name="P1"><text:s text:c="23"/>| function_call </text:p>
      <text:p text:style-name="P1"><text:s text:c="23"/>| “<text:span text:style-name="T5">(</text:span>” num_exp “<text:span text:style-name="T5">)</text:span>” </text:p>
      <text:p text:style-name="P1"><text:s text:c="13"/>literal ::= _<text:span text:style-name="T7">int</text:span>_<text:span text:style-name="T7">literal</text:span></text:p>
      <text:p text:style-name="P2"><text:s text:c="23"/>| _<text:span text:style-name="T7">uint_literal</text:span></text:p>
      <text:p text:style-name="P1"><text:s text:c="7"/>function_call ::= _<text:span text:style-name="T8">identifier “(</text:span>” <text:span text:style-name="T9">a</text:span>rgument “<text:span text:style-name="T10">)</text:span>” </text:p>
      <text:p text:style-name="P1"><text:s text:c="12"/>argument ::= </text:p>
      <text:p text:style-name="P1"><text:s text:c="23"/>| num_exp </text:p>
      <text:p text:style-name="P1"><text:s text:c="8"/>if_statement ::= if_part</text:p>
      <text:p text:style-name="P1"><text:s text:c="23"/>| if_part “<text:span text:style-name="T11">else</text:span>” statement</text:p>
      <text:p text:style-name="P1"><text:s text:c="13"/>if_part ::= “<text:span text:style-name="T18">if</text:span>” “<text:span text:style-name="T18">(</text:span>” rel_exp “<text:span text:style-name="T18">)</text:span>” statement</text:p>
      <text:p text:style-name="P1"><text:s text:c="13"/>rel_exp ::= num_exp _<text:span text:style-name="T12">rel_operator</text:span> num_exp </text:p>
      <text:p text:style-name="P1"><text:s text:c="4"/>return_statement ::= “<text:span text:style-name="T17">return</text:span>” num_exp “;” </text:p>
      <text:p text:style-name="P1"/>
      <text:p text:style-name="P1"/>
      <text:p text:style-name="P12">Razmak <text:span text:style-name="T1">i</text:span> kraj linije imaju ulogu separat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4:45:47.392536868</meta:creation-date>
    <dc:date>2016-11-28T14:41:52.381522894</dc:date>
    <meta:editing-duration>PT22H50M31S</meta:editing-duration>
    <meta:editing-cycles>66</meta:editing-cycles>
    <meta:generator>LibreOffice/5.1.4.2$Linux_X86_64 LibreOffice_project/10m0$Build-2</meta:generator>
    <meta:document-statistic meta:table-count="0" meta:image-count="0" meta:object-count="0" meta:page-count="1" meta:paragraph-count="50" meta:word-count="177" meta:character-count="2193" meta:non-whitespace-character-count="1283"/>
  </office:meta>
</office:document-meta>
</file>